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6cfbc" officeooo:paragraph-rsid="0016cfbc" style:font-weight-asian="bold" style:font-weight-complex="bold"/>
    </style:style>
    <style:style style:name="P2" style:family="paragraph" style:parent-style-name="Standard">
      <style:text-properties fo:font-weight="normal" officeooo:rsid="0016cfbc" officeooo:paragraph-rsid="0016cfbc" style:font-weight-asian="normal" style:font-weight-complex="normal"/>
    </style:style>
    <style:style style:name="P3" style:family="paragraph" style:parent-style-name="Standard" style:list-style-name="L2">
      <style:text-properties fo:font-weight="normal" officeooo:rsid="0016cfbc" officeooo:paragraph-rsid="0016cfbc" style:font-weight-asian="normal" style:font-weight-complex="normal"/>
    </style:style>
    <style:style style:name="P4" style:family="paragraph" style:parent-style-name="Standard" style:list-style-name="L3">
      <style:text-properties fo:font-weight="normal" officeooo:rsid="0016cfbc" officeooo:paragraph-rsid="0016cfbc"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16cfbc" officeooo:paragraph-rsid="0016cfbc" style:font-weight-asian="bold" style:font-weight-complex="bold"/>
    </style:style>
    <style:style style:name="P6" style:family="paragraph" style:parent-style-name="Standard">
      <style:text-properties style:text-underline-style="none" fo:font-weight="bold" officeooo:rsid="0016cfbc" officeooo:paragraph-rsid="0016cfbc" style:font-weight-asian="bold" style:font-weight-complex="bold"/>
    </style:style>
    <style:style style:name="P7" style:family="paragraph" style:parent-style-name="Standard">
      <style:text-properties style:text-underline-style="none" fo:font-weight="normal" officeooo:rsid="0016cfbc" officeooo:paragraph-rsid="0017e2e5" style:font-weight-asian="normal" style:font-weight-complex="normal"/>
    </style:style>
    <style:style style:name="P8" style:family="paragraph" style:parent-style-name="Text_20_body">
      <style:paragraph-properties fo:margin-left="0cm" fo:margin-right="0cm" fo:text-indent="0cm" style:auto-text-indent="false" fo:padding="0cm" fo:border="none"/>
    </style:style>
    <style:style style:name="P9" style:family="paragraph" style:parent-style-name="Text_20_body">
      <style:paragraph-properties fo:margin-left="0cm" fo:margin-right="0cm" fo:margin-top="0cm" fo:margin-bottom="0.247cm" style:contextual-spacing="false" fo:text-indent="0cm" style:auto-text-indent="false"/>
      <style:text-properties fo:color="#888888" loext:opacity="100%"/>
    </style:style>
    <style:style style:name="P10" style:family="paragraph" style:parent-style-name="Text_20_body">
      <style:text-properties fo:font-weight="normal" officeooo:rsid="0016cfbc" officeooo:paragraph-rsid="0016cfbc"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officeooo:rsid="0017e2e5" style:font-weight-asian="bold" style:font-weight-complex="bold"/>
    </style:style>
    <style:style style:name="T3" style:family="text">
      <style:text-properties style:text-underline-style="solid" style:text-underline-width="auto" style:text-underline-color="font-color" fo:font-weight="normal" officeooo:rsid="0017e2e5" style:font-weight-asian="normal" style:font-weight-complex="normal"/>
    </style:style>
    <style:style style:name="T4" style:family="text">
      <style:text-properties officeooo:rsid="0017e2e5"/>
    </style:style>
    <style:style style:name="T5" style:family="text">
      <style:text-properties fo:font-weight="bold" style:font-weight-asian="bold" style:font-weight-complex="bold"/>
    </style:style>
    <style:style style:name="T6" style:family="text">
      <style:text-properties style:text-underline-style="none" fo:font-weight="normal" officeooo:rsid="0017e2e5"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Matias Pennino</text:p>
      <text:p text:style-name="P1">Actividad: 2.7</text:p>
      <text:p text:style-name="P1"/>
      <text:p text:style-name="P1"/>
      <text:p text:style-name="P10">El propietario de un negocio local nos ha encargado una pequeña aplicación para registrar el trabajo que lleva haciendo a mano toda la vida, y que es llevar un control de asistencia de todos sus empleados anotando a la hora que entran a trabajar y la hora a la que salen cada día, para hacer al final del mes un listado con el nombre de todos los empleados y las horas totales que han trabajado. Nuestro cliente quiere que esto que él hace todos los días con un listado en papel, lo pueda hacer directamente desde el móvil o una Tablet. Quiere que sea una aplicación web pero que trabaje en local, ya que no quiere tener gastos de dominios ni hostings, no quiere más gastos que no sean los del desarrollo de la aplicación, ya que dispone de un presupuesto reducido. Además no quiere depender de terceros, quiere que su aplicación sea rápida y segura.</text:p>
      <text:p text:style-name="P9"> </text:p>
      <text:p text:style-name="P8">Diseña la planificación del proyecto software encargado, teniendo en cuenta todos los aspectos estudiados. Para ello deberás analizar los requisitos (funcionales y no funcionales), determinar y justificar el modelo de ciclo de vida, y a continuación planificar las distintas etapas de desarrollo del software (es decir, hacer un pequeño resumen de qué se haría en cada una de esas fases).</text:p>
      <text:p text:style-name="P2"/>
      <text:p text:style-name="P1"><text:span text:style-name="T1">Analisis</text:span>:</text:p>
      <text:p text:style-name="P2"/>
      <text:p text:style-name="P1">Requisitos funcionales:</text:p>
      <text:list text:style-name="L2">
        <text:list-item>
          <text:p text:style-name="P3">llevar un control de la asistencia de los empleados</text:p>
        </text:list-item>
        <text:list-item>
          <text:p text:style-name="P3">cada mes hacer un listado con el nombre de los empleados y sus horas trabajadas</text:p>
        </text:list-item>
      </text:list>
      <text:p text:style-name="P2"/>
      <text:p text:style-name="P1">Requisitos no funcionales:</text:p>
      <text:list text:style-name="L3">
        <text:list-item>
          <text:p text:style-name="P4">tiene que ser una aplicación web en local</text:p>
        </text:list-item>
        <text:list-item>
          <text:p text:style-name="P4">se puede utilizar en dispositivos moviles</text:p>
        </text:list-item>
        <text:list-item>
          <text:p text:style-name="P4">tiene que ser rapida y segura</text:p>
        </text:list-item>
        <text:list-item>
          <text:p text:style-name="P4">bajo coste</text:p>
        </text:list-item>
      </text:list>
      <text:p text:style-name="P2"/>
      <text:p text:style-name="P1">Modelo de ciclo de vida:</text:p>
      <text:p text:style-name="P1"/>
      <text:p text:style-name="P2">Se utilizara el modelo clasico en cascada con retroalimentacion, debido a que ya conocemos las funciones a realizar y es mas economico que uno evolutivo.</text:p>
      <text:p text:style-name="P2"/>
      <text:p text:style-name="P2"/>
      <text:p text:style-name="P5">Diseño:</text:p>
      <text:p text:style-name="P6"/>
      <text:p text:style-name="P7"><text:span text:style-name="T4">Primero se realizaran los diagramas de clase y Entidad relacion. </text:span>Como nuestro gestor de bases de datos usaremos MySQL, ya que tendremos que realizar una base de datos con nuestros empleados. Para la parte de aplicación web <text:span text:style-name="T4">se utilizaran los lenguajes HTML, CSS Y Javascript.</text:span></text:p>
      <text:p text:style-name="P7"/>
      <text:p text:style-name="P7"><text:span text:style-name="T2">Codificacion:</text:span></text:p>
      <text:p text:style-name="P7"><text:span text:style-name="T6"/></text:p>
      <text:p text:style-name="P7"><text:span text:style-name="T4">Al trabajar unicamente con lenguajes interpretados solo tendremos que utilizar codigo fuente y ejecutable</text:span></text:p>
      <text:p text:style-name="P7"/>
      <text:p text:style-name="P7"><text:span text:style-name="T2">Pruebas:</text:span></text:p>
      <text:p text:style-name="P7"><text:soft-page-break/><text:span text:style-name="T4">Se verificara que el programa funcione correctamente, haciendo pruebas simulando el entorno real.</text:span></text:p>
      <text:p text:style-name="P7"/>
      <text:p text:style-name="P7"><text:span text:style-name="T2">Documentacion:</text:span></text:p>
      <text:p text:style-name="P7"><text:span text:style-name="T6"/></text:p>
      <text:p text:style-name="P7"><text:span text:style-name="T4">Se realizaran las guias tecnicas, de uso, y de instalacion del programa.</text:span></text:p>
      <text:p text:style-name="P7"/>
      <text:p text:style-name="P7"><text:span text:style-name="T2">Explotacion:</text:span></text:p>
      <text:p text:style-name="P7"><text:span text:style-name="T6"/></text:p>
      <text:p text:style-name="P7"><text:span text:style-name="T4">La aplicación se instalara en un entorno real y se realizaran las “beta test” para verificar su funcionamiento. Una vez las supere la aplicación pasara a produccion.</text:span></text:p>
      <text:p text:style-name="P7"/>
      <text:p text:style-name="P7"><text:span text:style-name="T2">Mantenimiento:</text:span></text:p>
      <text:p text:style-name="P7"><text:span text:style-name="T2"/></text:p>
      <text:p text:style-name="P7"><text:span text:style-name="T4">Luego de todo esto se realizara el mantemiento en el periodo pactado con el cliente, ya sea por nuevas funcionalidades, nuevos equipos hardware, </text:span><text:s/><text:span text:style-name="T4">errores de la aplicación o para mejorar funcionalidad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1T14:11:05.459000000</meta:creation-date>
    <dc:date>2023-12-01T14:27:16.458000000</dc:date>
    <meta:editing-duration>PT16M11S</meta:editing-duration>
    <meta:editing-cycles>2</meta:editing-cycles>
    <meta:generator>LibreOffice/7.6.0.3$Windows_X86_64 LibreOffice_project/69edd8b8ebc41d00b4de3915dc82f8f0fc3b6265</meta:generator>
    <meta:document-statistic meta:table-count="0" meta:image-count="0" meta:object-count="0" meta:page-count="2" meta:paragraph-count="28" meta:word-count="457" meta:character-count="2750" meta:non-whitespace-character-count="2324"/>
  </office:meta>
</office:document-meta>
</file>